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ER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JANA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C2]+[.D2]+[.E2]+[.F2]+[.G2]" office:value-type="float" office:value="447" calcext:value-type="float">
            <text:p>447</text:p>
          </table:table-cell>
          <table:table-cell table:formula="of:=[.H2]/5" office:value-type="float" office:value="89.4" calcext:value-type="float">
            <text:p>89.4</text:p>
          </table:table-cell>
          <table:table-cell table:formula="of:=[.H2]/500*100"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LPA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[.C3]+[.D3]+[.E3]+[.F3]+[.G3]" office:value-type="float" office:value="488" calcext:value-type="float">
            <text:p>488</text:p>
          </table:table-cell>
          <table:table-cell table:formula="of:=[.H3]/5" office:value-type="float" office:value="97.6" calcext:value-type="float">
            <text:p>97.6</text:p>
          </table:table-cell>
          <table:table-cell table:formula="of:=[.H3]/500*100"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INA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[.C4]+[.D4]+[.E4]+[.F4]+[.G4]" office:value-type="float" office:value="405" calcext:value-type="float">
            <text:p>405</text:p>
          </table:table-cell>
          <table:table-cell table:formula="of:=[.H4]/5" office:value-type="float" office:value="81" calcext:value-type="float">
            <text:p>81</text:p>
          </table:table-cell>
          <table:table-cell table:formula="of:=[.H4]/500*100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USMITHA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[.C5]+[.D5]+[.E5]+[.F5]+[.G5]" office:value-type="float" office:value="415" calcext:value-type="float">
            <text:p>415</text:p>
          </table:table-cell>
          <table:table-cell table:formula="of:=[.H5]/5" office:value-type="float" office:value="83" calcext:value-type="float">
            <text:p>83</text:p>
          </table:table-cell>
          <table:table-cell table:formula="of:=[.H5]/500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OMAS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[.C6]+[.D6]+[.E6]+[.F6]+[.G6]" office:value-type="float" office:value="430" calcext:value-type="float">
            <text:p>430</text:p>
          </table:table-cell>
          <table:table-cell table:formula="of:=[.H6]/5" office:value-type="float" office:value="86" calcext:value-type="float">
            <text:p>86</text:p>
          </table:table-cell>
          <table:table-cell table:formula="of:=[.H6]/500*100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0:49:28.842677300</meta:creation-date>
    <dc:date>2020-02-17T20:56:10.768790765</dc:date>
    <meta:editing-duration>PT6M42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